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77b" officeooo:paragraph-rsid="0016777b"/>
    </style:style>
    <style:style style:name="T1" style:family="text">
      <style:text-properties officeooo:rsid="0018b8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24/1/2023</text:p>
      <text:p text:style-name="Preformatted_20_Text">Cognate with Old Frisian fader , feder (West Frisian faar ), Old Dutch fadar , fader (Middle Dutch vāder , Dutch vader ), Old Saxon fadar , fader (Middle Low German vāder ), Old High German fater (Middle High German vater , German Vater ), early Scandinavian (runic: Sweden) faþiR , Old Icelandic faðir , Norn (Orkney) fa , (Shetland) fy (definite form fyrin ), Old Swedish faþir (Swedish fader , (now usually) far ), Old Danish fathær (Danish fader , (now usually) far ), Gothic fadar (in an isolated attestation in Galatians 4:6; the ordinary word is atta : see dad n.1), &lt; the same Indo-European base as Sanskrit pitṛ , Old Avestan ptar (Younger Avestan pitar ), ancient Greek πατήρ , classical Latin pater ( &gt; Old French paire , pedre , Old French, Middle French pere , French père , Old Occitan, Occitan paire , Catalan pare , Spanish padre , Portuguese pãe , Italian padre ), Oscan patir , Gaulish ater- , atr- , Early Irish athair , Armenian hayr , Tocharian A pācar , Tocharian B pācer</text:p>
      <text:p text:style-name="Preformatted_20_Text">wwwwwwwwwwwwwlllllllllllwwwwwwwwwwwwwwwwllllllllllllwwwwwwwwwlllllllllwwwwwwwwwwwwwwwwllllllllllllwwwwwwwwwlllllwwwwwwwwwwlllllllllwwwwwwwwwwwwwwwwlllllllllllllllllwwwwwwwwwwlllllllllllllllwwwwwwwwlllllllllllllllllllwwwwwwwwllllllwwwwwwwwwwllllllllllllllllllwwwwwwwwwwwwwwwwwwwwwwwwwlllllllllllllwwwwwwwwwlllllllllllllwwwwwwllllllllllwwwwwwwwwwwwwwwwwwwwwwwwwwwwlllllllllllwwwwwwwwwwwwwwwwwwwwwwwwwwwwwwwwwwwwwwwwwwwwwllllllllllwwwwwwwwwwwwwwwwwwwwwwwwwwwwwwwwwwwwwwwwwwwwwllllllwwwwwwwwwwwwwwwwwwwwwwwwwwwwwwwwwwwwwwwwwwwwwwwwwwwwwwwwwwwwwwwwwwwwwwwwwwwwwwwwwwwwwwwwwwwwwwwwwwwwwwwwwwlllllllllllllwwwwwwwwwllllllllwwwwwwwwlllllllllllwwwwwwwlllllllllllllllwwwwwwwwwwlllllllllllllwwwwwwwwwlllllllllllllllwwwwwwwwwwwllllllllllwwwwwwwwwwwwwwwwwllllllllllwwlllllllllllllwwwwwwwwllllllwwwwwwwwlllllllllllwwlllllllwwwwwwwwwlllllllwwwwwwwwlllllllwwwwwwwwwllllllllllwwwwwwwlllllllwwwwwwwwwwlllllwwwwwwwwwlllllllwwwwwwwwwwwwwwwwlllllllllllwwwwwwwwwwllllllllwwwwwwwwlllllllllllwwwwwwwwwlllllllllllwwwwww</text:p>
      <text:p text:style-name="Preformatted_20_Text"/>
      <text:p text:style-name="Preformatted_20_Text">['', 'Cognate with']</text:p>
      <text:p text:style-name="Preformatted_20_Text">['Old Frisian', 'fader , feder']</text:p>
      <text:p text:style-name="Preformatted_20_Text">['West Frisian', 'faar']</text:p>
      <text:p text:style-name="Preformatted_20_Text">['Old Dutch', 'fadar , fader']</text:p>
      <text:p text:style-name="Preformatted_20_Text">['Middle Dutch', 'vāder']</text:p>
      <text:p text:style-name="Preformatted_20_Text">['Dutch', 'vader']</text:p>
      <text:p text:style-name="Preformatted_20_Text">['Old Saxon', 'fadar , fader']</text:p>
      <text:p text:style-name="Preformatted_20_Text">['Middle Low German', 'vāder']</text:p>
      <text:p text:style-name="Preformatted_20_Text">['Old High German', 'fater']</text:p>
      <text:p text:style-name="Preformatted_20_Text">['Middle High German', 'vater']</text:p>
      <text:p text:style-name="Preformatted_20_Text">['German', 'Vater']</text:p>
      <text:p text:style-name="Preformatted_20_Text">['early Scandinavian', 'runic Sweden faþiR']</text:p>
      <text:p text:style-name="Preformatted_20_Text">['Old Icelandic', 'faðir']</text:p>
      <text:p text:style-name="Preformatted_20_Text">['Norn Orkney', 'fa']</text:p>
      <text:p text:style-name="Preformatted_20_Text">['Shetland', 'fy definite form fyrin']</text:p>
      <text:p text:style-name="Preformatted_20_Text">['Old Swedish', 'faþir']</text:p>
      <text:p text:style-name="Preformatted_20_Text">['Swedish', 'fader , now usually far']</text:p>
      <text:p text:style-name="Preformatted_20_Text">['Old Danish', 'fathær']</text:p>
      <text:p text:style-name="Preformatted_20_Text">['Danish', 'fader , now usually far']</text:p>
      <text:p text:style-name="Preformatted_20_Text">['Gothic', 'fadar in an isolated attestation in Galatians 46 the ordinary word is atta <text:s/>see dad n1, <text:s/>the same']</text:p>
      <text:p text:style-name="Preformatted_20_Text">['Indo-European', 'base as']</text:p>
      <text:p text:style-name="Preformatted_20_Text">['Sanskrit', 'pitṛ']</text:p>
      <text:p text:style-name="Preformatted_20_Text">['Old Avestan', 'ptar']</text:p>
      <text:p text:style-name="Preformatted_20_Text">['Younger Avestan', 'pitar']</text:p>
      <text:p text:style-name="Preformatted_20_Text">['ancient Greek', 'πατήρ']</text:p>
      <text:p text:style-name="Preformatted_20_Text">['classical Latin', 'pater']</text:p>
      <text:p text:style-name="Preformatted_20_Text">['Old French', 'paire , pedre']</text:p>
      <text:p text:style-name="Preformatted_20_Text">['Old French', '']</text:p>
      <text:p text:style-name="Preformatted_20_Text">['Middle French', 'pere']</text:p>
      <text:p text:style-name="Preformatted_20_Text">['French', 'père']</text:p>
      <text:p text:style-name="Preformatted_20_Text">['Old Occitan', '']</text:p>
      <text:p text:style-name="Preformatted_20_Text">['Occitan', 'paire']</text:p>
      <text:p text:style-name="Preformatted_20_Text">['Catalan', 'pare']</text:p>
      <text:p text:style-name="Preformatted_20_Text">['Spanish', 'padre']</text:p>
      <text:p text:style-name="Preformatted_20_Text">['Portuguese', 'pãe']</text:p>
      <text:p text:style-name="Preformatted_20_Text"><text:soft-page-break/>['Italian', 'padre']</text:p>
      <text:p text:style-name="Preformatted_20_Text">['Oscan', 'patir']</text:p>
      <text:p text:style-name="Preformatted_20_Text">['Gaulish', 'ater- , atr-']</text:p>
      <text:p text:style-name="Preformatted_20_Text">['Early Irish', 'athair']</text:p>
      <text:p text:style-name="Preformatted_20_Text">['Armenian', 'hayr']</text:p>
      <text:p text:style-name="Preformatted_20_Text">['Tocharian A', 'pācar']</text:p>
      <text:p text:style-name="Preformatted_20_Text">['Tocharian B', 'pācer']</text:p>
      <text:p text:style-name="Preformatted_20_Text"/>
      <text:p text:style-name="Preformatted_20_Text"/>
      <text:p text:style-name="Preformatted_20_Text">25/<text:span text:style-name="T1">1/2023</text:span></text:p>
      <text:p text:style-name="Preformatted_20_Text"/>
      <text:p text:style-name="Preformatted_20_Text">Proto-Indo-European</text:p>
      <text:p text:style-name="Preformatted_20_Text"><text:s text:c="8"/>Proto-Germanic</text:p>
      <text:p text:style-name="Preformatted_20_Text"><text:s text:c="16"/>Old Frisian</text:p>
      <text:p text:style-name="Preformatted_20_Text"><text:s text:c="24"/>West Frisian</text:p>
      <text:p text:style-name="Preformatted_20_Text"><text:s text:c="16"/>Old Dutch</text:p>
      <text:p text:style-name="Preformatted_20_Text"><text:s text:c="24"/>Middle Dutch</text:p>
      <text:p text:style-name="Preformatted_20_Text"><text:s text:c="32"/>Dutch</text:p>
      <text:p text:style-name="Preformatted_20_Text"><text:s text:c="16"/>Old Saxon</text:p>
      <text:p text:style-name="Preformatted_20_Text"><text:s text:c="24"/>Middle Low German</text:p>
      <text:p text:style-name="Preformatted_20_Text"><text:s text:c="16"/>Old High German</text:p>
      <text:p text:style-name="Preformatted_20_Text"><text:s text:c="24"/>Middle High German</text:p>
      <text:p text:style-name="Preformatted_20_Text"><text:s text:c="32"/>German</text:p>
      <text:p text:style-name="Preformatted_20_Text"><text:s text:c="16"/>early Scandinavian</text:p>
      <text:p text:style-name="Preformatted_20_Text"><text:s text:c="24"/>Old Icelandic</text:p>
      <text:p text:style-name="Preformatted_20_Text"><text:s text:c="24"/>Norn</text:p>
      <text:p text:style-name="Preformatted_20_Text"><text:s text:c="24"/>Old Swedish</text:p>
      <text:p text:style-name="Preformatted_20_Text"><text:s text:c="32"/>Swedish</text:p>
      <text:p text:style-name="Preformatted_20_Text"><text:s text:c="24"/>Old Danish</text:p>
      <text:p text:style-name="Preformatted_20_Text"><text:s text:c="32"/>Danish</text:p>
      <text:p text:style-name="Preformatted_20_Text"><text:s text:c="16"/>Gothic</text:p>
      <text:p text:style-name="Preformatted_20_Text"><text:s text:c="8"/>Proto-Indo-Iranian</text:p>
      <text:p text:style-name="Preformatted_20_Text"><text:s text:c="16"/>Sanskrit</text:p>
      <text:p text:style-name="Preformatted_20_Text"><text:s text:c="16"/>Old Avestan</text:p>
      <text:p text:style-name="Preformatted_20_Text"><text:s text:c="16"/>Younger Avestan</text:p>
      <text:p text:style-name="Preformatted_20_Text"><text:s text:c="8"/>ancient Greek</text:p>
      <text:p text:style-name="Preformatted_20_Text"><text:s text:c="8"/>classical Latin</text:p>
      <text:p text:style-name="Preformatted_20_Text"><text:s text:c="16"/>Old French</text:p>
      <text:p text:style-name="Preformatted_20_Text"><text:s text:c="24"/>Middle French</text:p>
      <text:p text:style-name="Preformatted_20_Text"><text:s text:c="16"/>Old Occitan</text:p>
      <text:p text:style-name="Preformatted_20_Text"><text:s text:c="24"/>Occitan</text:p>
      <text:p text:style-name="Preformatted_20_Text"><text:s text:c="16"/>Catalan</text:p>
      <text:p text:style-name="Preformatted_20_Text"><text:s text:c="16"/>Spanish</text:p>
      <text:p text:style-name="Preformatted_20_Text"><text:s text:c="16"/>Portuguese</text:p>
      <text:p text:style-name="Preformatted_20_Text"><text:s text:c="16"/>Italian</text:p>
      <text:p text:style-name="Preformatted_20_Text"><text:s text:c="8"/>Oscan</text:p>
      <text:p text:style-name="Preformatted_20_Text"><text:s text:c="8"/>Proto-Celtic</text:p>
      <text:p text:style-name="Preformatted_20_Text"><text:s text:c="16"/>Gaulish</text:p>
      <text:p text:style-name="Preformatted_20_Text"><text:s text:c="16"/>Early Irish</text:p>
      <text:p text:style-name="Preformatted_20_Text"><text:s text:c="8"/>Armenian</text:p>
      <text:p text:style-name="Preformatted_20_Text"><text:s text:c="8"/>Tocharian A</text:p>
      <text:p text:style-name="Preformatted_20_Text"><text:s text:c="8"/>Tocharian B</text:p>
      <text:p text:style-name="Preformatted_20_Text"/>
      <text:p text:style-name="Preformatted_20_Text">├───Proto-Indo-European</text:p>
      <text:p text:style-name="Preformatted_20_Text">├───Proto-Germanic</text:p>
      <text:p text:style-name="Preformatted_20_Text">│ <text:s text:c="3"/>├───Old Frisian: fader , feder</text:p>
      <text:p text:style-name="Preformatted_20_Text">│ <text:s text:c="3"/>│ <text:s text:c="3"/>├───West Frisian: faar</text:p>
      <text:p text:style-name="Preformatted_20_Text">│ <text:s text:c="3"/>├───Old Dutch: fadar , fader</text:p>
      <text:p text:style-name="Preformatted_20_Text">│ <text:s text:c="3"/>│ <text:s text:c="3"/>├───Middle Dutch: vāder</text:p>
      <text:p text:style-name="Preformatted_20_Text">│ <text:s text:c="3"/>│ <text:s text:c="8"/>├───Dutch: vader</text:p>
      <text:p text:style-name="Preformatted_20_Text">│ <text:s text:c="3"/>├───Old Saxon: fadar , fader</text:p>
      <text:p text:style-name="Preformatted_20_Text">│ <text:s text:c="3"/>│ <text:s text:c="3"/>├───Middle Low German: vāder</text:p>
      <text:p text:style-name="Preformatted_20_Text">│ <text:s text:c="3"/>├───Old High German: fater</text:p>
      <text:p text:style-name="Preformatted_20_Text">│ <text:s text:c="3"/>│ <text:s text:c="3"/>├───Middle High German: vater</text:p>
      <text:p text:style-name="Preformatted_20_Text"><text:soft-page-break/>│ <text:s text:c="3"/>│ <text:s text:c="8"/>├───German: Vater</text:p>
      <text:p text:style-name="Preformatted_20_Text">│ <text:s text:c="3"/>├───early Scandinavian: runic Sweden faþiR</text:p>
      <text:p text:style-name="Preformatted_20_Text">│ <text:s text:c="3"/>│ <text:s text:c="3"/>├───Old Icelandic: faðir</text:p>
      <text:p text:style-name="Preformatted_20_Text">│ <text:s text:c="3"/>│ <text:s text:c="3"/>├───Norn</text:p>
      <text:p text:style-name="Preformatted_20_Text">│ <text:s text:c="3"/>│ <text:s text:c="3"/>├───Old Swedish: faþir</text:p>
      <text:p text:style-name="Preformatted_20_Text">│ <text:s text:c="3"/>│ <text:s text:c="3"/>│ <text:s text:c="3"/>├───Swedish: fader , now usually far</text:p>
      <text:p text:style-name="Preformatted_20_Text">│ <text:s text:c="3"/>│ <text:s text:c="3"/>├───Old Danish: fathær</text:p>
      <text:p text:style-name="Preformatted_20_Text">│ <text:s text:c="3"/>│ <text:s text:c="8"/>├───Danish: fader , now usually far</text:p>
      <text:p text:style-name="Preformatted_20_Text">│ <text:s text:c="3"/>├───Gothic: fadar in an isolated attestation in Galatians 46 the ordinary word is atta <text:s/>see dad n1, <text:s/>the same</text:p>
      <text:p text:style-name="Preformatted_20_Text">├───Proto-Indo-Iranian</text:p>
      <text:p text:style-name="Preformatted_20_Text">│ <text:s text:c="3"/>├───Sanskrit: pitṛ</text:p>
      <text:p text:style-name="Preformatted_20_Text">│ <text:s text:c="3"/>├───Old Avestan: ptar</text:p>
      <text:p text:style-name="Preformatted_20_Text">│ <text:s text:c="3"/>├───Younger Avestan: pitar</text:p>
      <text:p text:style-name="Preformatted_20_Text">├───ancient Greek: πατήρ</text:p>
      <text:p text:style-name="Preformatted_20_Text">├───classical Latin: pater</text:p>
      <text:p text:style-name="Preformatted_20_Text">│ <text:s text:c="3"/>├───Old French</text:p>
      <text:p text:style-name="Preformatted_20_Text">│ <text:s text:c="3"/>│ <text:s text:c="3"/>├───Middle French: pere</text:p>
      <text:p text:style-name="Preformatted_20_Text">│ <text:s text:c="3"/>├───Old Occitan</text:p>
      <text:p text:style-name="Preformatted_20_Text">│ <text:s text:c="3"/>│ <text:s text:c="3"/>├───Occitan: paire</text:p>
      <text:p text:style-name="Preformatted_20_Text">│ <text:s text:c="3"/>├───Catalan: pare</text:p>
      <text:p text:style-name="Preformatted_20_Text">│ <text:s text:c="3"/>├───Spanish: padre</text:p>
      <text:p text:style-name="Preformatted_20_Text">│ <text:s text:c="3"/>├───Portuguese: pãe</text:p>
      <text:p text:style-name="Preformatted_20_Text">│ <text:s text:c="3"/>├───Italian: padre</text:p>
      <text:p text:style-name="Preformatted_20_Text">├───Oscan: patir</text:p>
      <text:p text:style-name="Preformatted_20_Text">├───Proto-Celtic</text:p>
      <text:p text:style-name="Preformatted_20_Text">│ <text:s text:c="3"/>├───Gaulish: ater- , atr-</text:p>
      <text:p text:style-name="Preformatted_20_Text">│ <text:s text:c="3"/>├───Early Irish: athair</text:p>
      <text:p text:style-name="Preformatted_20_Text">├───Armenian: hayr</text:p>
      <text:p text:style-name="Preformatted_20_Text">├───Tocharian A: pācar</text:p>
      <text:p text:style-name="Preformatted_20_Text">├───Tocharian B: pāc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2:10:54.607000000</meta:creation-date>
    <dc:date>2023-01-25T15:33:56.169000000</dc:date>
    <meta:editing-duration>PT3H22M59S</meta:editing-duration>
    <meta:editing-cycles>7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28" meta:word-count="585" meta:character-count="5559" meta:non-whitespace-character-count="4233"/>
  </office:meta>
</office:document-meta>
</file>